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nster Größe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bi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schu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rben von Gegn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scha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ntergrundmusi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rm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uss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eler und Ka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üsse spawnen an seiner Pos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wegung Pfeiltasten rechts, link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 Spieler kann sprin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au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ullscreen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se mit "p"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ist verloren wenn der Tower 0 HP h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wird nach dem verlieren reseted (mit "Backspace"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egn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e Gegner spawnen am rechtem 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s laufen am Bo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birds fliegen in der Luft (zufällige Position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ner haben einen random Speedw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nn die Gegner den Tower berühren despawnen die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gner verursachen verschiedenen Schaden am Tow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ssendes Hintergrundbil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imal Mögliche Punktzahl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% – 92 % <text:s text:c="17"/>30 - 28 <text:s text:c="22"/>sehr 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% – 81 % <text:s text:c="19"/>27 - 24 <text:s text:c="22"/>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% - 67 % <text:s text:c="20"/>23 - 20 <text:s text:c="22"/>befriedi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% - 50 % <text:s text:c="20"/>19 - 15 <text:s text:c="22"/>ausreich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% - 30 % <text:s text:c="20"/>14 - 9 <text:s text:c="24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3"/>8 - 0 <text:s text:c="25"/>ungenügend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Yven</dc:creator>
    <meta:creation-date>2022-02-25T09:32:22Z</meta:creation-date>
    <dc:date>2022-06-07T16:41:11Z</dc:date>
    <meta:editing-cycles>6</meta:editing-cycles>
    <meta:editing-duration>PT0S</meta:editing-duration>
  </office:meta>
</office:document-meta>
</file>